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0282" officeooo:paragraph-rsid="000d02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</meta:initial-creator>
    <meta:creation-date>2014-07-17T16:22:14.635472438</meta:creation-date>
    <dc:date>2014-07-17T16:22:35.841586344</dc:date>
    <dc:creator>m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4.2.3.3$Linux_x86 LibreOffice_project/420m0$Build-3</meta:generator>
  </office:meta>
</office:document-meta>
</file>